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 style:family="paragraph" style:parent-style-name="Text_20_body">
      <style:text-properties style:font-name="Times New Roman" fo:font-size="14pt" fo:font-weight="bold" style:font-size-asian="14pt" style:font-weight-asian="bold" style:font-size-complex="14pt" style:font-weight-complex="bold"/>
    </style:style>
    <style:style style:name="P3" style:family="paragraph" style:parent-style-name="Text_20_body">
      <style:paragraph-properties fo:text-align="center" style:justify-single-word="false"/>
      <style:text-properties style:font-name="Times New Roman" fo:font-size="14pt" fo:font-weight="normal" style:font-size-asian="14pt" style:font-weight-asian="normal" style:font-size-complex="14pt" style:font-weight-complex="normal"/>
    </style:style>
    <style:style style:name="P4" style:family="paragraph" style:parent-style-name="Text_20_body">
      <loext:graphic-properties draw:fill-gradient-name="gradient" draw:fill-hatch-name="hatch"/>
      <style:paragraph-properties fo:text-align="start" style:justify-single-word="false" style:join-border="false"/>
      <style:text-properties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text-align="start" style:justify-single-word="false"/>
      <style:text-properties style:font-name="Times New Roman" fo:font-size="14pt" fo:font-weight="normal" style:font-size-asian="14pt" style:font-weight-asian="normal" style:font-size-complex="14pt" style:font-weight-complex="normal"/>
    </style:style>
    <style:style style:name="P6" style:family="paragraph" style:parent-style-name="Text_20_body">
      <style:paragraph-properties fo:text-align="start" style:justify-single-word="false"/>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justify" style:justify-single-word="false"/>
      <style:text-properties style:font-name="Times New Roman" fo:font-size="14pt" officeooo:paragraph-rsid="000e3170" style:font-size-asian="14pt" style:font-size-complex="14pt"/>
    </style:style>
    <style:style style:name="P8" style:family="paragraph" style:parent-style-name="Text_20_body">
      <style:paragraph-properties fo:text-align="justify" style:justify-single-word="false"/>
      <style:text-properties style:font-name="Times New Roman" fo:font-size="14pt" officeooo:paragraph-rsid="0010a212" style:font-size-asian="14pt" style:font-size-complex="14pt"/>
    </style:style>
    <style:style style:name="P9" style:family="paragraph" style:parent-style-name="Text_20_body">
      <style:paragraph-properties fo:text-align="justify" style:justify-single-word="false"/>
      <style:text-properties style:font-name="Times New Roman" fo:font-size="14pt" officeooo:paragraph-rsid="00116c14" style:font-size-asian="14pt" style:font-size-complex="14pt"/>
    </style:style>
    <style:style style:name="P10" style:family="paragraph" style:parent-style-name="Text_20_body">
      <style:paragraph-properties fo:text-align="justify" style:justify-single-word="false"/>
      <style:text-properties style:font-name="Times New Roman" fo:font-size="14pt" style:font-size-asian="14pt" style:font-size-complex="14pt"/>
    </style:style>
    <style:style style:name="P11" style:family="paragraph" style:parent-style-name="Heading_20_3">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T1" style:family="text">
      <style:text-properties officeooo:rsid="000e3170"/>
    </style:style>
    <style:style style:name="T2" style:family="text">
      <style:text-properties officeooo:rsid="00137995"/>
    </style:style>
    <style:style style:name="T3" style:family="text">
      <style:text-properties officeooo:rsid="0014ca75"/>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3">AdaGuiDE: An adaptive and guided differential evolution</text:h>
      <text:p text:style-name="P1">for continuous optimization problems</text:p>
      <text:p text:style-name="P3"/>
      <text:p text:style-name="P4">Applied Intelligence (2024) 54:10833–10911 <text:s text:c="40"/><text:span text:style-name="T3">Ağustos</text:span> 2024 </text:p>
      <text:p text:style-name="P5"/>
      <text:p text:style-name="P6"><text:span text:style-name="T2">Anahtar Kelimeler: </text:span>Diferansiyel evrim, Yönlendirilmiş arama, Kendi kendine uyarlanabilen mekanizma, <text:span text:style-name="T2">S</text:span>ürekli optimizasyon</text:p>
      <text:p text:style-name="P2"/>
      <text:p text:style-name="P7"><text:tab/>D<text:span text:style-name="T1">iferansiyel evrim (DE) </text:span>, basitliği ve güçlü keşif yetenekleriyle tanınan bir meta-sezgisel algoritma olmasına rağmen, birçok mevcut yöntem, uygun mutasyon stratejilerinin ve kontrol parametrelerinin dinamik ayarlanmasındaki eksiklikler nedeniyle lokal optima tuzaklarından kaçınmakta zorlanmaktadır. Özellikle karmaşık ve yüksek boyutlu optimizasyon problemlerinde, mevcut DE varyantları çoğunlukla lokal minimumlara sıkışmakta ve küresel optimuma ulaşamamaktadır. </text:p>
      <text:p text:style-name="P8"><text:tab/></text:p>
      <text:p text:style-name="P8"><text:tab/>Bu problemleri ele almak için geliştirilen AdaGuiDE (Adaptive and Guided Differential Evolution) algoritması, hem makro hem de mikro düzeyde üç temel mekanizma ile DE'nin adaptasyon yeteneğini ve karmaşık problemlerdeki performansını artırmayı hedefler. Bu mekanizmalar; dinamik ceza temelli yönlendirme, geçmiş performans katkılarına dayalı strateji seçimi ve esnek sınır yeniden belirleme şemalarını içerir. </text:p>
      <text:p text:style-name="P7"><text:tab/></text:p>
      <text:p text:style-name="P7"><text:tab/>Çalışma, AdaGuiDE algoritmasını diğer meta-sezgisel yöntemlerle karşılaştırarak yüksek boyutlu <text:span text:style-name="T1">op</text:span>timizasyon problemlerinde dikkat çekici sonuçlar elde edildiğini göstermektedir. AdaGuiDE <text:span text:style-name="T1">al</text:span>goritması, geleneksel DE'nin sınırlamalarını aşmak için bir dizi yenilikçi bileşenle tasarlanmıştır. </text:p>
      <text:p text:style-name="P7"><text:tab/></text:p>
      <text:p text:style-name="P7"><text:tab/>İlk olarak, ceza tabanlı yönlendirme mekanizması, lokal optima etrafındaki alanları cezalandırarak arama sürecini daha umut verici bölgelere yönlendirir. Bu mekanizma, lokal minimumların çevresinde daha az arama yapılmasını sağlayarak daha geniş bir alanın keşfedilmesini mümkün kılar. </text:p>
      <text:p text:style-name="P7"><text:tab/></text:p>
      <text:p text:style-name="P7"><text:soft-page-break/><text:tab/>İkinci olarak, AdaGuiDE, farklı mutasyon stratejilerinin ve kontrol parametrelerinin geçmiş katkılarına dayalı olarak uyarlanabilir bir seçme sistemi kullanır. Bu sistem, mevcut arama koşullarına en uygun stratejiyi seçerek arama etkinliğini artırır. </text:p>
      <text:p text:style-name="P7"><text:tab/></text:p>
      <text:p text:style-name="P7"><text:tab/>Son olarak, sınır yeniden belirleme mekanizması, arama alanını daraltarak kaynakların daha verimli kullanılmasını sağlar ve arama alanı gerektiğinde yeniden genişletilerek global optimuma ulaşma olasılığı artırılır. Çalışmada, AdaGuiDE algoritmasının performansı, üç farklı referans veri setinde test edilmiş ve diğer meta-sezgisel yöntemler ile karşılaştırılmıştır. Özellikle yüksek boyutlu ve çok modlu optimizasyon problemlerinde, AdaGuiDE, mevcut yöntemlerden üstün sonuçlar vermiştir.</text:p>
      <text:p text:style-name="P9"><text:tab/></text:p>
      <text:p text:style-name="P9"><text:tab/>Bu araştırma, AdaGuiDE algoritmasının sürekli optimizasyon problemleri için güçlü bir araç olduğunu ortaya koymaktadır. Algoritma, esnek uyarlanabilir mekanizmaları ve yönlendirilmiş arama yetenekleri sayesinde lokal optima tuzaklarından kaçınmakta ve global optimuma daha etkin bir şekilde ulaşmaktadır. <text:tab/></text:p>
      <text:p text:style-name="P9"><text:tab/></text:p>
      <text:p text:style-name="P9"><text:tab/>AdaGuiDE'nin performansı, özellikle yüksek boyutlu ve karmaşık optimizasyon problemlerinde dikkat çekicidir ve mevcut meta-sezgisel yöntemlere kıyasla üstünlük sağlamaktadır. Ayrıca, algoritmanın ceza tabanlı yönlendirme ve sınır yeniden belirleme mekanizmalarının, arama sürecinde kaynak kullanımını optimize ettiği ve arama alanını dinamik olarak uyarladığı görülmüştür. Bu sonuçlar, AdaGuiDE'nin endüstriyel ve akademik uygulamalarda geniş bir yelpazede kullanım potansiyeline sahip olduğunu göstermektedir. </text:p>
      <text:p text:style-name="P9"><text:tab/></text:p>
      <text:p text:style-name="P9"><text:tab/>Gelecekteki araştırmalar, algoritmanın daha fazla çeşitlilikteki problemlere uyarlanabilirliğini artırmak ve gerçek dünya uygulamalarında performansını değerlendirmek için yeni yollar sunabilir.</text:p>
      <text:p text:style-name="P1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1T16:34:08.958070519</meta:creation-date>
    <dc:date>2025-03-06T14:26:53.551161846</dc:date>
    <meta:editing-duration>PT1H26M32S</meta:editing-duration>
    <meta:editing-cycles>9</meta:editing-cycles>
    <meta:generator>LibreOffice/7.3.7.2$Linux_X86_64 LibreOffice_project/30$Build-2</meta:generator>
    <meta:document-statistic meta:table-count="0" meta:image-count="0" meta:object-count="0" meta:page-count="2" meta:paragraph-count="21" meta:word-count="392" meta:character-count="3527" meta:non-whitespace-character-count="3083"/>
  </office:meta>
</office:document-meta>
</file>